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áboa1" style:family="table">
      <style:table-properties style:width="17cm" table:align="left"/>
    </style:style>
    <style:style style:name="Táboa1.A" style:family="table-column">
      <style:table-column-properties style:column-width="1.93cm"/>
    </style:style>
    <style:style style:name="Táboa1.B" style:family="table-column">
      <style:table-column-properties style:column-width="15.071cm"/>
    </style:style>
    <style:style style:name="Táboa1.A1" style:family="table-cell">
      <style:table-cell-properties style:vertical-align="middle" fo:padding="0.049cm" fo:border="none"/>
    </style:style>
    <style:style style:name="Táboa2" style:family="table">
      <style:table-properties style:width="13.058cm" table:align="left"/>
    </style:style>
    <style:style style:name="Táboa2.A" style:family="table-column">
      <style:table-column-properties style:column-width="1.483cm"/>
    </style:style>
    <style:style style:name="Táboa2.B" style:family="table-column">
      <style:table-column-properties style:column-width="11.575cm"/>
    </style:style>
    <style:style style:name="Táboa2.A1" style:family="table-cell">
      <style:table-cell-properties style:vertical-align="middle" fo:padding="0.049cm" fo:border="none"/>
    </style:style>
    <style:style style:name="Táboa3" style:family="table">
      <style:table-properties style:width="14.972cm" table:align="left"/>
    </style:style>
    <style:style style:name="Táboa3.A" style:family="table-column">
      <style:table-column-properties style:column-width="2.863cm"/>
    </style:style>
    <style:style style:name="Táboa3.B" style:family="table-column">
      <style:table-column-properties style:column-width="12.109cm"/>
    </style:style>
    <style:style style:name="Táboa3.A1" style:family="table-cell">
      <style:table-cell-properties style:vertical-align="middle" fo:padding="0.049cm" fo:border="none"/>
    </style:style>
    <style:style style:name="Táboa2" style:family="table">
      <style:table-properties style:width="13.058cm" table:align="left"/>
    </style:style>
    <style:style style:name="Táboa2.A" style:family="table-column">
      <style:table-column-properties style:column-width="1.483cm"/>
    </style:style>
    <style:style style:name="Táboa2.B" style:family="table-column">
      <style:table-column-properties style:column-width="11.575cm"/>
    </style:style>
    <style:style style:name="Táboa2.A1" style:family="table-cell">
      <style:table-cell-properties style:vertical-align="middle" fo:padding="0.049cm" fo:border="none"/>
    </style:style>
    <style:style style:name="Táboa3" style:family="table">
      <style:table-properties style:width="14.972cm" table:align="left"/>
    </style:style>
    <style:style style:name="Táboa3.A" style:family="table-column">
      <style:table-column-properties style:column-width="2.863cm"/>
    </style:style>
    <style:style style:name="Táboa3.B" style:family="table-column">
      <style:table-column-properties style:column-width="12.109cm"/>
    </style:style>
    <style:style style:name="Táboa3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weight="bold" officeooo:rsid="000dad82" officeooo:paragraph-rsid="000dad82" style:font-weight-asian="bold" style:font-weight-complex="bold"/>
    </style:style>
    <style:style style:name="P2" style:family="paragraph" style:parent-style-name="Standard">
      <style:text-properties fo:font-weight="normal" officeooo:rsid="000dad82" officeooo:paragraph-rsid="000dad82" style:font-weight-asian="normal" style:font-weight-complex="normal"/>
    </style:style>
    <style:style style:name="P3" style:family="paragraph" style:parent-style-name="Standard">
      <style:text-properties fo:color="#000000" loext:opacity="100%" fo:font-weight="normal" officeooo:rsid="000dad82" officeooo:paragraph-rsid="000dad82" style:font-weight-asian="normal" style:font-weight-complex="normal"/>
    </style:style>
    <style:style style:name="P4" style:family="paragraph" style:parent-style-name="Standard">
      <style:text-properties fo:color="#000000" loext:opacity="100%" fo:font-weight="bold" officeooo:rsid="000dad82" officeooo:paragraph-rsid="000dad8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weight="bold" officeooo:rsid="000dad82" officeooo:paragraph-rsid="000dad82" style:font-weight-asian="bold" style:font-weight-complex="bold"/>
    </style:style>
    <style:style style:name="P6" style:family="paragraph" style:parent-style-name="Standard">
      <style:text-properties fo:color="#000000" loext:opacity="100%" fo:font-weight="normal" officeooo:rsid="000dad82" officeooo:paragraph-rsid="000dad82" style:font-weight-asian="normal" style:font-weight-complex="normal"/>
    </style:style>
    <style:style style:name="P7" style:family="paragraph" style:parent-style-name="Standard">
      <style:text-properties fo:color="#000000" loext:opacity="100%" fo:font-weight="bold" officeooo:rsid="000ec8b0" officeooo:paragraph-rsid="000ec8b0" style:font-weight-asian="bold" style:font-weight-complex="bold"/>
    </style:style>
    <style:style style:name="P8" style:family="paragraph" style:parent-style-name="Standard">
      <style:paragraph-properties fo:break-before="page"/>
      <style:text-properties fo:color="#000000" loext:opacity="100%" fo:font-weight="bold" officeooo:rsid="000ec8b0" officeooo:paragraph-rsid="000ec8b0" style:font-weight-asian="bold" style:font-weight-complex="bold"/>
    </style:style>
    <style:style style:name="P9" style:family="paragraph" style:parent-style-name="Standard">
      <style:text-properties fo:color="#000000" loext:opacity="100%" fo:font-weight="bold" officeooo:rsid="0011bafe" officeooo:paragraph-rsid="0011bafe" style:font-weight-asian="bold" style:font-weight-complex="bold"/>
    </style:style>
    <style:style style:name="P10" style:family="paragraph" style:parent-style-name="Table_20_Contents">
      <style:text-properties fo:font-style="italic"/>
    </style:style>
    <style:style style:name="P11" style:family="paragraph" style:parent-style-name="Table_20_Contents">
      <style:text-properties fo:font-size="2pt" style:font-size-asian="2pt" style:font-size-complex="2pt"/>
    </style:style>
    <style:style style:name="P12" style:family="paragraph" style:parent-style-name="Table_20_Contents">
      <style:paragraph-properties fo:margin-left="0cm" fo:margin-right="0cm" fo:text-indent="0cm" style:auto-text-indent="false"/>
      <style:text-properties officeooo:rsid="000ec8b0" officeooo:paragraph-rsid="000ec8b0"/>
    </style:style>
    <style:style style:name="P13" style:family="paragraph" style:parent-style-name="Table_20_Contents">
      <style:text-properties officeooo:rsid="000ec8b0" officeooo:paragraph-rsid="000ec8b0"/>
    </style:style>
    <style:style style:name="P14" style:family="paragraph" style:parent-style-name="Table_20_Contents">
      <style:text-properties officeooo:paragraph-rsid="000ec8b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ad82" style:font-weight-asian="normal" style:font-weight-complex="normal"/>
    </style:style>
    <style:style style:name="T3" style:family="text">
      <style:text-properties fo:color="#a52a2a" loext:opacity="100%"/>
    </style:style>
    <style:style style:name="T4" style:family="text">
      <style:text-properties fo:color="#a52a2a" loext:opacity="100%"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officeooo:rsid="000ec8b0"/>
    </style:style>
    <style:style style:name="T7" style:family="text">
      <style:text-properties fo:font-style="italic" fo:font-weight="normal" style:font-weight-asian="normal" style:font-weight-complex="normal"/>
    </style:style>
    <style:style style:name="T8" style:family="text">
      <style:text-properties fo:color="#0000cd" loext:opacity="100%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NDOW OPEN()</text:p>
      <text:p text:style-name="P1"/>
      <text:p text:style-name="P2">Ejemplo:</text:p>
      <text:p text:style-name="P2"/>
      <text:p text:style-name="Standard"><text:span text:style-name="T2">Abre “</text:span><text:a xlink:type="simple" xlink:href="http://www.w3schools.com/" text:style-name="Internet_20_link" text:visited-style-name="Visited_20_Internet_20_Link">www.w3schools.com</text:a><text:span text:style-name="T2">” en una nueva pestaña del navegador:</text:span></text:p>
      <text:p text:style-name="P2"/>
      <text:p text:style-name="P3">window.open(<text:span text:style-name="T3">"https://www.w3schools.com"</text:span>); </text:p>
      <text:p text:style-name="P3"/>
      <text:p text:style-name="P4"/>
      <text:p text:style-name="P4">DESCRIPCION</text:p>
      <text:p text:style-name="P3"/>
      <text:p text:style-name="P3">El método open() abre una nueva ventana, o una nueva pestaña, dependiendo de los ajustes del navegador y el valor de los parámetros.</text:p>
      <text:p text:style-name="P3"/>
      <text:p text:style-name="P4">VER TAMBIÉN</text:p>
      <text:p text:style-name="P3"/>
      <text:p text:style-name="P5"><text:a xlink:type="simple" xlink:href="https://www.w3schools.com/jsref/met_win_close.asp" text:style-name="Internet_20_link" text:visited-style-name="Visited_20_Internet_20_Link"><text:span text:style-name="T5">El método close()</text:span></text:a></text:p>
      <text:p text:style-name="P3"/>
      <text:p text:style-name="P3"/>
      <text:p text:style-name="P7">SINTAXIS</text:p>
      <text:p text:style-name="P7"><text:span text:style-name="T1"/></text:p>
      <text:p text:style-name="P7"><text:span text:style-name="T1">window.open(</text:span><text:span text:style-name="T7">URL, name, specs, replace</text:span><text:span text:style-name="T1">) </text:span></text:p>
      <text:p text:style-name="P7"><text:span text:style-name="T1"/></text:p>
      <text:p text:style-name="P7"><text:span text:style-name="T1"/></text:p>
      <text:p text:style-name="P8"><text:span text:style-name="T1"/></text:p>
      <text:p text:style-name="P7"><text:span text:style-name="T1"/></text:p>
      <table:table table:name="Táboa1" table:style-name="Táboa1">
        <table:table-column table:style-name="Táboa1.A"/>
        <table:table-column table:style-name="Táboa1.B"/>
        <table:table-row>
          <table:table-cell table:style-name="Táboa1.A1" office:value-type="string">
            <text:p text:style-name="P12">Parametro</text:p>
          </table:table-cell>
          <table:table-cell table:style-name="Táboa1.A1" office:value-type="string">
            <text:p text:style-name="P13">Descripcion</text:p>
          </table:table-cell>
        </table:table-row>
        <table:table-row>
          <table:table-cell table:style-name="Táboa1.A1" office:value-type="string">
            <text:p text:style-name="Table_20_Contents">URL</text:p>
          </table:table-cell>
          <table:table-cell table:style-name="Táboa1.A1" office:value-type="string">
            <text:p text:style-name="Table_20_Contents"><text:span text:style-name="T6">Opcional</text:span>.<text:line-break/><text:span text:style-name="T6">La URL de la página que se va a abrir</text:span><text:line-break/><text:span text:style-name="T6">Si no se especifica URL , se abre una nueva ventana / pestaña</text:span></text:p>
          </table:table-cell>
        </table:table-row>
        <table:table-row>
          <table:table-cell table:style-name="Táboa1.A1" office:value-type="string">
            <text:p text:style-name="Table_20_Contents">name</text:p>
          </table:table-cell>
          <table:table-cell table:style-name="Táboa1.A1" office:value-type="string">
            <text:p text:style-name="P14"><text:span text:style-name="T6">Opcional.</text:span></text:p>
            <text:p text:style-name="P14"><text:span text:style-name="T6">El atributo target o el nombre de la ventana</text:span><text:line-break/><text:span text:style-name="T6">Se permiten los siguientes valores:</text:span></text:p>
            <table:table table:name="Táboa2" table:style-name="Táboa2">
              <table:table-column table:style-name="Táboa2.A"/>
              <table:table-column table:style-name="Táboa2.B"/>
              <table:table-row>
                <table:table-cell table:style-name="Táboa2.A1" office:value-type="string">
                  <text:p text:style-name="P13">Valor</text:p>
                </table:table-cell>
                <table:table-cell table:style-name="Táboa2.A1" office:value-type="string">
                  <text:p text:style-name="P13">Descripcion</text:p>
                </table:table-cell>
              </table:table-row>
              <table:table-row>
                <table:table-cell table:style-name="Táboa2.A1" office:value-type="string">
                  <text:p text:style-name="Table_20_Contents">_blank</text:p>
                </table:table-cell>
                <table:table-cell table:style-name="Táboa2.A1" office:value-type="string">
                  <text:p text:style-name="Table_20_Contents"><text:span text:style-name="T6">Se carga la URL en nueva ventana, o pestaña. <text:line-break/>Este es el valor por defecto.</text:span></text:p>
                </table:table-cell>
              </table:table-row>
              <table:table-row>
                <table:table-cell table:style-name="Táboa2.A1" office:value-type="string">
                  <text:p text:style-name="Table_20_Contents">_parent</text:p>
                </table:table-cell>
                <table:table-cell table:style-name="Táboa2.A1" office:value-type="string">
                  <text:p text:style-name="P13">La URL se carga en el marco del padre.</text:p>
                </table:table-cell>
              </table:table-row>
              <table:table-row>
                <table:table-cell table:style-name="Táboa2.A1" office:value-type="string">
                  <text:p text:style-name="Table_20_Contents">_self</text:p>
                </table:table-cell>
                <table:table-cell table:style-name="Táboa2.A1" office:value-type="string">
                  <text:p text:style-name="P13">La URL reemplaza la ventana actual.</text:p>
                </table:table-cell>
              </table:table-row>
              <table:table-row>
                <table:table-cell table:style-name="Táboa2.A1" office:value-type="string">
                  <text:p text:style-name="Table_20_Contents">_top</text:p>
                </table:table-cell>
                <table:table-cell table:style-name="Táboa2.A1" office:value-type="string">
                  <text:p text:style-name="Table_20_Contents"><text:span text:style-name="T6">La URL reemplaza cualquier frameset que se cargue </text:span></text:p>
                </table:table-cell>
              </table:table-row>
              <table:table-row>
                <table:table-cell table:style-name="Táboa2.A1" office:value-type="string">
                  <text:p text:style-name="P10">name</text:p>
                </table:table-cell>
                <table:table-cell table:style-name="Táboa2.A1" office:value-type="string">
                  <text:p text:style-name="P13">El nombre de la ventana (no especifica el título de la ventana)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áboa1.A1" table:number-columns-spanned="2" office:value-type="string">
            <text:p text:style-name="P11"/>
          </table:table-cell>
          <table:covered-table-cell/>
        </table:table-row>
        <table:table-row>
          <table:table-cell table:style-name="Táboa1.A1" office:value-type="string">
            <text:p text:style-name="Table_20_Contents">specs</text:p>
          </table:table-cell>
          <table:table-cell table:style-name="Táboa1.A1" office:value-type="string">
            <text:p text:style-name="Table_20_Contents"><text:span text:style-name="T6">Opcional.<text:line-break/>Una lista de items separada por comas, sin espacios en blanco.<text:line-break/>Se permiten los siguientes valores:</text:span></text:p>
            <table:table table:name="Táboa3" table:style-name="Táboa3">
              <table:table-column table:style-name="Táboa3.A"/>
              <table:table-column table:style-name="Táboa3.B"/>
              <table:table-row>
                <table:table-cell table:style-name="Táboa3.A1" office:value-type="string">
                  <text:p text:style-name="Table_20_Contents">fullscreen=yes|no|1|0</text:p>
                </table:table-cell>
                <table:table-cell table:style-name="Táboa3.A1" office:value-type="string">
                  <text:p text:style-name="Table_20_Contents"><text:span text:style-name="T6">Elige si enseñar o no el navegador en pantalla completa. El valor por defecto es que no. Una ventana en pantalla completa debe estar también en modo teatro (solo en Internet Explorer) </text:span></text:p>
                </table:table-cell>
              </table:table-row>
              <table:table-row>
                <table:table-cell table:style-name="Táboa3.A1" office:value-type="string">
                  <text:p text:style-name="Table_20_Contents">height=pixels</text:p>
                </table:table-cell>
                <table:table-cell table:style-name="Táboa3.A1" office:value-type="string">
                  <text:p text:style-name="Table_20_Contents"><text:span text:style-name="T6">La altura de la ventana. El valor minimo es 100 </text:span></text:p>
                </table:table-cell>
              </table:table-row>
              <table:table-row>
                <table:table-cell table:style-name="Táboa3.A1" office:value-type="string">
                  <text:p text:style-name="Table_20_Contents">left=pixels</text:p>
                </table:table-cell>
                <table:table-cell table:style-name="Táboa3.A1" office:value-type="string">
                  <text:p text:style-name="Table_20_Contents"><text:span text:style-name="T6">La posicion izquierda de la ventana. No se permiten valores negativos.</text:span></text:p>
                </table:table-cell>
              </table:table-row>
              <table:table-row>
                <table:table-cell table:style-name="Táboa3.A1" office:value-type="string">
                  <text:p text:style-name="Table_20_Contents">location=yes|no|1|0</text:p>
                </table:table-cell>
                <table:table-cell table:style-name="Táboa3.A1" office:value-type="string">
                  <text:p text:style-name="Table_20_Contents"><text:span text:style-name="T6">Enseñar la dirección o no (Solo opera) </text:span></text:p>
                </table:table-cell>
              </table:table-row>
              <table:table-row>
                <table:table-cell table:style-name="Táboa3.A1" office:value-type="string">
                  <text:p text:style-name="Table_20_Contents">menubar=yes|no|1|0</text:p>
                </table:table-cell>
                <table:table-cell table:style-name="Táboa3.A1" office:value-type="string">
                  <text:p text:style-name="Table_20_Contents"><text:span text:style-name="T6">Enseñar o no la barra de menú.</text:span></text:p>
                </table:table-cell>
              </table:table-row>
              <table:table-row>
                <table:table-cell table:style-name="Táboa3.A1" office:value-type="string">
                  <text:p text:style-name="Table_20_Contents">resizable=yes|no|1|0</text:p>
                </table:table-cell>
                <table:table-cell table:style-name="Táboa3.A1" office:value-type="string">
                  <text:p text:style-name="Table_20_Contents"><text:span text:style-name="T6">Elegir si el tamaño de la ventana se puede reajustar. Solo Internet Explorer. </text:span></text:p>
                </table:table-cell>
              </table:table-row>
              <table:table-row>
                <table:table-cell table:style-name="Táboa3.A1" office:value-type="string">
                  <text:p text:style-name="Table_20_Contents">scrollbars=yes|no|1|0</text:p>
                </table:table-cell>
                <table:table-cell table:style-name="Táboa3.A1" office:value-type="string">
                  <text:p text:style-name="Table_20_Contents"><text:span text:style-name="T6">Enseñar o no barras de scroll. IE, Firefox, y Opera </text:span></text:p>
                </table:table-cell>
              </table:table-row>
              <table:table-row>
                <table:table-cell table:style-name="Táboa3.A1" office:value-type="string">
                  <text:p text:style-name="Table_20_Contents">status=yes|no|1|0</text:p>
                </table:table-cell>
                <table:table-cell table:style-name="Táboa3.A1" office:value-type="string">
                  <text:p text:style-name="Table_20_Contents"><text:span text:style-name="T6">Añadir o no una barra de estado.</text:span></text:p>
                </table:table-cell>
              </table:table-row>
              <table:table-row>
                <table:table-cell table:style-name="Táboa3.A1" office:value-type="string">
                  <text:p text:style-name="Table_20_Contents">titlebar=yes|no|1|0</text:p>
                </table:table-cell>
                <table:table-cell table:style-name="Táboa3.A1" office:value-type="string">
                  <text:p text:style-name="Table_20_Contents"><text:span text:style-name="T6">Mostrar o no la barra de titulo. Ignorado a no ser que la aplicación sea una app HTML o una caja de dialogo.</text:span></text:p>
                </table:table-cell>
              </table:table-row>
              <table:table-row>
                <table:table-cell table:style-name="Táboa3.A1" office:value-type="string">
                  <text:p text:style-name="Table_20_Contents">toolbar=yes|no|1|0</text:p>
                </table:table-cell>
                <table:table-cell table:style-name="Táboa3.A1" office:value-type="string">
                  <text:p text:style-name="Table_20_Contents"><text:span text:style-name="T6">Qué enseñar en la barra de herramientas, IE y firefox</text:span></text:p>
                </table:table-cell>
              </table:table-row>
              <table:table-row>
                <table:table-cell table:style-name="Táboa3.A1" office:value-type="string">
                  <text:p text:style-name="Table_20_Contents">top=pixels</text:p>
                </table:table-cell>
                <table:table-cell table:style-name="Táboa3.A1" office:value-type="string">
                  <text:p text:style-name="Table_20_Contents"><text:span text:style-name="T6">La posición más alta de la pantalla. Valores negativos no permitidos.</text:span></text:p>
                </table:table-cell>
              </table:table-row>
              <table:table-row>
                <table:table-cell table:style-name="Táboa3.A1" office:value-type="string">
                  <text:p text:style-name="Table_20_Contents">width=pixels</text:p>
                </table:table-cell>
                <table:table-cell table:style-name="Táboa3.A1" office:value-type="string">
                  <text:p text:style-name="Table_20_Contents"><text:span text:style-name="T6">La anchura de la ventana. El valor minimo es 100.</text:span>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áboa1.A1" table:number-columns-spanned="2" office:value-type="string">
            <text:p text:style-name="P11"/>
          </table:table-cell>
          <table:covered-table-cell/>
        </table:table-row>
      </table:table>
      <text:p text:style-name="P7"><text:span text:style-name="T1"/></text:p>
      <text:p text:style-name="P8"><text:span text:style-name="T1"/></text:p>
      <text:p text:style-name="P7"><text:span text:style-name="T1"/></text:p>
      <text:p text:style-name="P9">EJEMPLOS</text:p>
      <text:p text:style-name="P9"><text:span text:style-name="T1"/></text:p>
      <text:p text:style-name="P9"><text:span text:style-name="T1">Abre una pagina about:blank en una nueva ventana / pestaña:</text:span></text:p>
      <text:p text:style-name="P9"><text:span text:style-name="T1"/></text:p>
      <text:p text:style-name="P9"><text:span text:style-name="T8">var</text:span><text:span text:style-name="T1"> myWindow = window.open(</text:span><text:span text:style-name="T4">""</text:span><text:span text:style-name="T1">, </text:span><text:span text:style-name="T4">""</text:span><text:span text:style-name="T1">, </text:span><text:span text:style-name="T4">"width=200,height=100"</text:span><text:span text:style-name="T1">);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6T17:31:24.140000000</meta:creation-date>
    <dc:date>2024-02-26T18:24:28.848000000</dc:date>
    <meta:editing-duration>PT52M51S</meta:editing-duration>
    <meta:editing-cycles>3</meta:editing-cycles>
    <meta:generator>LibreOffice/7.6.0.3$Windows_X86_64 LibreOffice_project/69edd8b8ebc41d00b4de3915dc82f8f0fc3b6265</meta:generator>
    <meta:document-statistic meta:table-count="3" meta:image-count="0" meta:object-count="0" meta:page-count="3" meta:paragraph-count="58" meta:word-count="344" meta:character-count="2120" meta:non-whitespace-character-count="1824"/>
  </office:meta>
</office:document-meta>
</file>